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 Light" svg:font-family="'Segoe UI Light', 'Segoe UI', 'Lucida Grande', Verdana, Arial, Helvetica, sans-serif"/>
    <style:font-face style:name="Segoe UI" svg:font-family="'Segoe UI', 'Lucida Grande', Verdana, Arial, Helvetica, sans-serif"/>
    <style:font-face style:name="Tahoma1" svg:font-family="Tahoma"/>
    <style:font-face style:name="Segoe UI1" svg:font-family="'Segoe UI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9.5pt" fo:language="en" fo:country="GB" style:font-name-asian="Consolas" style:font-size-asian="9.5pt" style:font-name-complex="Consolas" style:font-size-complex="9.5pt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list-style-name="">
      <style:paragraph-properties style:text-autospace="none"/>
      <style:text-properties fo:language="en" fo:country="GB"/>
    </style:style>
    <style:style style:name="P4" style:family="paragraph" style:parent-style-name="Standard" style:list-style-name="L1">
      <style:text-properties fo:language="en" fo:country="GB"/>
    </style:style>
    <style:style style:name="P5" style:family="paragraph" style:parent-style-name="Standard" style:list-style-name="L2">
      <style:text-properties fo:language="en" fo:country="GB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 style:list-style-name="L2">
      <style:text-properties fo:language="en" fo:country="GB"/>
    </style:style>
    <style:style style:name="P11" style:family="paragraph" style:parent-style-name="Heading_20_3">
      <style:paragraph-properties fo:text-align="center" style:justify-single-word="false"/>
      <style:text-properties fo:font-size="16pt" fo:language="en" fo:country="GB" style:font-size-asian="16pt" style:font-size-complex="16pt"/>
    </style:style>
    <style:style style:name="P12" style:family="paragraph" style:parent-style-name="Footnote">
      <style:text-properties fo:language="en" fo:country="GB"/>
    </style:style>
    <style:style style:name="P13" style:family="paragraph" style:parent-style-name="Heading_20_1">
      <style:paragraph-properties fo:text-align="center" style:justify-single-word="false"/>
      <style:text-properties fo:font-size="20pt" fo:language="en" fo:country="GB" style:font-size-asian="20pt" style:font-size-complex="20pt"/>
    </style:style>
    <style:style style:name="P14" style:family="paragraph" style:parent-style-name="Heading_20_1">
      <style:text-properties fo:language="en" fo:country="GB"/>
    </style:style>
    <style:style style:name="T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use-window-font-color="true" style:font-name="Times New Roman" fo:font-size="12pt" style:font-size-asian="12pt" style:font-size-complex="12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8000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808080"/>
    </style:style>
    <style:style style:name="T11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8080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vJoy Position Datapath</text:h>
      <text:h text:style-name="P11" text:outline-level="3">Updated for v2.1.8 – March 2017</text:h>
      <text:p text:style-name="P2"/>
      <text:p text:style-name="P2"/>
      <text:p text:style-name="P2"/>
      <text:p text:style-name="P2">This document will describe the flow of position data<text:note text:id="ftn0" text:note-class="footnote"><text:note-citation>1</text:note-citation><text:note-body><text:p text:style-name="P12">Position data defines the position of each control (Buttons, Axes, POVs) in a vJoy device</text:p></text:note-body></text:note> inside the vJoy driver (Kernel Mode).</text:p>
      <text:p text:style-name="P2">The position data is pushed by the feeder and r<text:span text:style-name="T2">ead by the system (</text:span><text:span text:style-name="T1">HID class driver</text:span><text:span text:style-name="T2">).</text:span></text:p>
      <text:p text:style-name="P2"><text:span text:style-name="T2">This is a general description.</text:span></text:p>
      <text:h text:style-name="P14" text:outline-level="1">Feeder Interface (Feeder side)</text:h>
      <text:p text:style-name="P9"><text:span text:style-name="T2">The feeder send a request (IOCTL) to a handle associated with of of the vJoy devices. The request payload is the position data for the specific vJoy device:</text:span></text:p>
      <text:p text:style-name="P2"><text:span text:style-name="T3"><text:s text:c="4"/></text:span><text:span text:style-name="T5">UINT</text:span><text:span text:style-name="T3"><text:tab/>IoCode = </text:span><text:span text:style-name="T6">LOAD_POSITIONS</text:span><text:span text:style-name="T3">;</text:span></text:p>
      <text:p text:style-name="P3"><text:span text:style-name="T3"><text:s text:c="4"/></text:span><text:span text:style-name="T5">UINT</text:span><text:span text:style-name="T3"><text:tab/>IoSize = </text:span><text:span text:style-name="T7">sizeof</text:span><text:span text:style-name="T3">(</text:span><text:span text:style-name="T5">JOYSTICK_POSITION_V2</text:span><text:span text:style-name="T3">);</text:span></text:p>
      <text:p text:style-name="P3"><text:span text:style-name="T3"><text:s text:c="4"/></text:span><text:span text:style-name="T5">ULONG</text:span><text:span text:style-name="T3"><text:tab/>bytes;</text:span></text:p>
      <text:p text:style-name="P3"><text:span text:style-name="T3"><text:s text:c="4"/></text:span><text:span text:style-name="T5">HANDLE</text:span><text:span text:style-name="T3"><text:tab/>hIoctlEvent;</text:span></text:p>
      <text:p text:style-name="P3"><text:span text:style-name="T3"><text:s text:c="4"/></text:span><text:span text:style-name="T5">OVERLAPPED</text:span><text:span text:style-name="T3"> OverLapped = { 0 };</text:span></text:p>
      <text:p text:style-name="P1"/>
      <text:p text:style-name="P1"><text:s text:c="4"/><text:span text:style-name="T8">// Pointer to position data for a specific (rID) device</text:span> <text:s text:c="2"/></text:p>
      <text:p text:style-name="P1"><text:span text:style-name="T4"><text:s text:c="4"/>PVOID</text:span> pData = &amp;(vJoyDevices<text:span text:style-name="T12">[</text:span><text:span text:style-name="T10">rID</text:span><text:span text:style-name="T12">]</text:span>.position);</text:p>
      <text:p text:style-name="P1"/>
      <text:p text:style-name="P3"><text:span text:style-name="T3"><text:s text:c="4"/></text:span><text:span text:style-name="T9">// Preparing</text:span></text:p>
      <text:p text:style-name="P3"><text:span text:style-name="T3"><text:s text:c="4"/>hIoctlEvent = </text:span><text:span text:style-name="T6">CreateEvent</text:span><text:span text:style-name="T3">(</text:span><text:span text:style-name="T6">NULL</text:span><text:span text:style-name="T3">, </text:span><text:span text:style-name="T6">TRUE</text:span><text:span text:style-name="T3">, </text:span><text:span text:style-name="T6">TRUE</text:span><text:span text:style-name="T3">, </text:span><text:span text:style-name="T6">NULL</text:span><text:span text:style-name="T3">);</text:span></text:p>
      <text:p text:style-name="P3"><text:span text:style-name="T3"><text:s text:c="4"/>memset(&amp;OverLapped, 0, </text:span><text:span text:style-name="T7">sizeof</text:span><text:span text:style-name="T3">(</text:span><text:span text:style-name="T5">OVERLAPPED</text:span><text:span text:style-name="T3">));</text:span></text:p>
      <text:p text:style-name="P1"><text:s text:c="4"/>OverLapped.hEvent = hIoctlEvent;</text:p>
      <text:p text:style-name="P1"/>
      <text:p text:style-name="P3"><text:span text:style-name="T3"><text:s text:c="4"/></text:span><text:span text:style-name="T9">// Send joystick position structure to vJoy device</text:span></text:p>
      <text:p text:style-name="P3"><text:span text:style-name="T3"><text:s text:c="4"/>DeviceIoControl(Get_h(</text:span><text:span text:style-name="T11">rID</text:span><text:span text:style-name="T3">), IoCode, pData, IoSize, </text:span><text:span text:style-name="T6">NULL</text:span><text:span text:style-name="T3">, 0, &amp;bytes, &amp;OverLapped);</text:span></text:p>
      <text:p text:style-name="P2"/>
      <text:p text:style-name="P2"><text:span text:style-name="T13">Notes</text:span>:</text:p>
      <text:list xml:id="list7048461166156407661" text:style-name="L1">
        <text:list-item>
          <text:p text:style-name="P4">Payload is a pointer to the position data structure pData.</text:p>
        </text:list-item>
        <text:list-item>
          <text:p text:style-name="P4">Position data structure is of type JOYSTICK_POSITION_V2</text:p>
        </text:list-item>
        <text:list-item>
          <text:p text:style-name="P4">IoCode is LOAD_POSITIONS</text:p>
        </text:list-item>
        <text:list-item>
          <text:p text:style-name="P4">Device Handle is specific for the device rID.</text:p>
        </text:list-item>
      </text:list>
      <text:p text:style-name="P2"/>
      <text:h text:style-name="P14" text:outline-level="1">Feeder Interface (Driver side)</text:h>
      <text:p text:style-name="P9"><text:span text:style-name="T2">The IOCTL is received by the raw PDO (rawpdo.c) and processed by the IoDeviceControl event </text:span>handler (vJoy_EvtIoDeviceControlForRawPdo()).</text:p>
      <text:p text:style-name="P9">It handles control code LOAD_POSITIONS:</text:p>
      <text:list xml:id="list5208780969083937651" text:style-name="L2">
        <text:list-item>
          <text:p text:style-name="P5">The device ID is extracted from the request (not from the payload) by calling function GetIdFromRawPdoRequest().</text:p>
        </text:list-item>
        <text:list-item>
          <text:p text:style-name="P10">The id is extracted from the payload and compared to the above.</text:p>
        </text:list-item>
        <text:list-item>
          <text:p text:style-name="P10">Position for the vJoy device stored <text:s/>by calling function LoadPositions().</text:p>
        </text:list-item>
        <text:list-item>
          <text:p text:style-name="P5">vJoyCompleteReadReport() called for this device. See meaning of report completion <text:bookmark-ref text:reference-format="direction" text:ref-name="Completion">below</text:bookmark-ref>.</text:p>
        </text:list-item>
      </text:list>
      <text:h text:style-name="P14" text:outline-level="1"><text:soft-page-break/>Storing Data</text:h>
      <text:p text:style-name="P2">The position data that is received in the driver (LOAD_POSITIONS handler) is stored in the device context structure of the raw PDO by calling function LoadPositions().</text:p>
      <text:p text:style-name="P2">The device context <text:s/>structure includes an array of positions (<text:span text:style-name="T11">pDevContext</text:span><text:span text:style-name="T3">-&gt;positions[]</text:span>) each array member is a pointer to structure (<text:span text:style-name="T5">DEVICE_POSITION_V2</text:span>) that holds position data.</text:p>
      <text:p text:style-name="P2">Function LoadPositions() copies the position data from the request payload to the corresponding array member.</text:p>
      <text:h text:style-name="Heading_20_1" text:outline-level="1">HID Class Interface</text:h>
      <text:p text:style-name="Standard"><text:span text:style-name="T14">The system reads data by sending </text:span><text:a xlink:type="simple" xlink:href="https://msdn.microsoft.com/en-us/library/windows/hardware/ff541172(v=vs.85).aspx" text:style-name="Internet_20_link" text:visited-style-name="Visited_20_Internet_20_Link">IOCTL_HID_READ_REPORT control code</text:a> to the vJoy driver. </text:p>
      <text:p text:style-name="Standard"><text:span text:style-name="T14">The driver handles this request in function </text:span>vJoyEvtInternalDeviceControl(). The handler re-queues the request on WDF queue ReadReportMsgQueue and returns. </text:p>
      <text:p text:style-name="Standard">The requests are serviced and completed in function <text:bookmark text:name="Completion"/>vJoyCompleteReadReport() which is called:</text:p>
      <text:list xml:id="list8243619494123939766" text:style-name="L3">
        <text:list-item>
          <text:p text:style-name="P6">every time a new position is loaded </text:p>
        </text:list-item>
        <text:list-item>
          <text:p text:style-name="P6">Periodically</text:p>
        </text:list-item>
      </text:list>
      <text:p text:style-name="Standard">The driver passes the position data to the system by filling the data into the output buffer provided by the request (seen as structure <text:span text:style-name="T5">HID_INPUT_REPORT_V2</text:span>).</text:p>
      <text:p text:style-name="Standard">The position data structures are passed one per vJoy device.</text:p>
      <text:p text:style-name="Standard">The first byte of the structure identifies the vJoy device.</text:p>
      <text:h text:style-name="Heading_20_1" text:outline-level="1">Completion Routine – vJoyCompleteReadReport()</text:h>
      <text:p text:style-name="Standard">This function is called for every vJoy device whether they are configured or not, whether the data has changed or not:</text:p>
      <text:list xml:id="list5821042895315921989" text:style-name="L4">
        <text:list-item>
          <text:p text:style-name="P7">It retrieves next request from the queue (<text:span text:style-name="T3">ReadReportMsgQueue</text:span>) if exists.</text:p>
        </text:list-item>
        <text:list-item>
          <text:p text:style-name="P7">Gets the output buffer and its size from the request</text:p>
        </text:list-item>
        <text:list-item>
          <text:p text:style-name="P7">Copies the position data for the given device to the output buffer (function vJoyGetPositionData()).</text:p>
        </text:list-item>
        <text:list-item>
          <text:p text:style-name="P7">Completes the request</text:p>
        </text:list-item>
      </text:list>
      <text:p text:style-name="Standard">Notes:</text:p>
      <text:list xml:id="list2857018542777903023" text:style-name="L5">
        <text:list-item>
          <text:p text:style-name="P8">If there's no request on the queue the completion routine does nothing.</text:p>
        </text:list-item>
        <text:list-item>
          <text:p text:style-name="P8">The data is copied to the buffer. The buffer is cast to a structure (<text:span text:style-name="T5">HID_INPUT_REPORT_V2</text:span>) that conforms to the way the system expects it. The first byte holds the device ID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 Light" svg:font-family="'Segoe UI Light', 'Segoe UI', 'Lucida Grande', Verdana, Arial, Helvetica, sans-serif"/>
    <style:font-face style:name="Segoe UI" svg:font-family="'Segoe UI', 'Lucida Grande', Verdana, Arial, Helvetica, sans-serif"/>
    <style:font-face style:name="Tahoma1" svg:font-family="Tahoma"/>
    <style:font-face style:name="Segoe UI1" svg:font-family="'Segoe UI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M37S</meta:editing-duration>
    <meta:editing-cycles>10</meta:editing-cycles>
    <meta:generator>OpenOffice/4.1.3$Win32 OpenOffice.org_project/413m1$Build-9783</meta:generator>
    <dc:date>2017-03-07T15:40:11.27</dc:date>
    <meta:document-statistic meta:table-count="0" meta:image-count="0" meta:object-count="0" meta:page-count="2" meta:paragraph-count="55" meta:word-count="547" meta:character-count="3644"/>
    <meta:user-defined meta:name="Info 1"/>
    <meta:user-defined meta:name="Info 2"/>
    <meta:user-defined meta:name="Info 3"/>
    <meta:user-defined meta:name="Info 4"/>
  </office:meta>
</office:document-meta>
</file>